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gr2" style:family="graphic" style:parent-style-name="standard">
      <style:graphic-properties draw:marker-start="Arrowheads_20_1" draw:marker-end="Arrowheads_20_1" draw:textarea-vertical-align="middle" loext:decorative="false"/>
    </style:style>
    <style:style style:name="gr3" style:family="graphic" style:parent-style-name="standard">
      <style:graphic-properties draw:marker-start="Arrowheads_20_1" draw:marker-end="Arrowheads_20_2" draw:textarea-vertical-align="middle" loext:decorative="false"/>
    </style:style>
    <style:style style:name="co1" style:family="table-column">
      <style:table-column-properties style:column-width="0.799cm" style:use-optimal-column-width="false"/>
    </style:style>
    <style:style style:name="co2" style:family="table-column">
      <style:table-column-properties style:column-width="2.521cm" style:use-optimal-column-width="false"/>
    </style:style>
    <style:style style:name="co3" style:family="table-column">
      <style:table-column-properties style:column-width="0.875cm" style:use-optimal-column-width="false"/>
    </style:style>
    <style:style style:name="co4" style:family="table-column">
      <style:table-column-properties style:column-width="2.759cm" style:use-optimal-column-width="false"/>
    </style:style>
    <style:style style:name="co5" style:family="table-column">
      <style:table-column-properties style:column-width="1.075cm" style:use-optimal-column-width="false"/>
    </style:style>
    <style:style style:name="co6" style:family="table-column">
      <style:table-column-properties style:column-width="3.39cm" style:use-optimal-column-width="false"/>
    </style:style>
    <style:style style:name="co7" style:family="table-column">
      <style:table-column-properties style:column-width="0.77cm" style:use-optimal-column-width="false"/>
    </style:style>
    <style:style style:name="co8" style:family="table-column">
      <style:table-column-properties style:column-width="2.427cm" style:use-optimal-column-width="false"/>
    </style:style>
    <style:style style:name="ro1" style:family="table-row">
      <style:table-row-properties style:row-height="0.633cm" style:use-optimal-row-height="false"/>
    </style:style>
    <style:style style:name="ro2" style:family="table-row">
      <style:table-row-properties style:row-height="-0.102cm" style:use-optimal-row-height="false"/>
    </style:style>
    <style:style style:name="ro3" style:family="table-row">
      <style:table-row-properties style:row-height="1.065cm" style:use-optimal-row-height="false"/>
    </style:style>
    <style:style style:name="ce1" style:family="table-cell">
      <style:paragraph-properties fo:text-align="center" fo:border-left="0.28pt solid #666666" fo:border-right="0.28pt solid #666666" fo:border-top="0.28pt solid #666666" fo:border-bottom="none"/>
    </style:style>
    <style:style style:name="ce2" style:family="table-cell">
      <style:paragraph-properties fo:text-align="center"/>
    </style:style>
    <style:style style:name="ce3" style:family="table-cell">
      <style:paragraph-properties fo:border-left="0.43pt solid #000000" fo:border-right="0.43pt solid #000000" fo:border-top="0.43pt solid #000000" fo:border-bottom="none"/>
    </style:style>
    <style:style style:name="ce4" style:family="table-cell">
      <style:paragraph-properties fo:border-left="none" fo:border-right="0.28pt solid #666666" fo:border-top="0.28pt solid #666666" fo:border-bottom="0.28pt solid #666666"/>
    </style:style>
    <style:style style:name="ce5" style:family="table-cell">
      <style:paragraph-properties fo:border-left="0.43pt solid #000000" fo:border-right="0.43pt solid #000000" fo:border-top="none" fo:border-bottom="none"/>
    </style:style>
    <style:style style:name="ce6" style:family="table-cell">
      <style:paragraph-properties fo:border-left="0.43pt solid #000000" fo:border-right="0.43pt solid #000000" fo:border-top="none" fo:border-bottom="0.43pt solid #000000"/>
    </style:style>
    <style:style style:name="ce7" style:family="table-cell">
      <style:paragraph-properties fo:border-left="0.43pt solid #000000" fo:border-right="0.43pt solid #000000" fo:border-top="0.43pt solid #000000" fo:border-bottom="none"/>
      <style:text-properties fo:font-size="11pt" style:font-size-asian="11pt" style:font-size-complex="11pt"/>
    </style:style>
    <style:style style:name="ce8" style:family="table-cell">
      <style:paragraph-properties fo:border-left="0.43pt solid #000000" fo:border-right="0.43pt solid #000000" fo:border-top="none" fo:border-bottom="none"/>
      <style:text-properties fo:font-size="11pt" style:font-size-asian="11pt" style:font-size-complex="11pt"/>
    </style:style>
    <style:style style:name="ce9" style:family="table-cell">
      <style:paragraph-properties fo:border-left="0.43pt solid #000000" fo:border-right="0.43pt solid #000000" fo:border-top="none" fo:border-bottom="0.43pt solid #000000"/>
      <style:text-properties fo:font-size="11pt" style:font-size-asian="11pt" style:font-size-complex="11pt"/>
    </style:style>
    <style:style style:name="ce10" style:family="table-cell">
      <style:paragraph-properties fo:border-left="none" fo:border-right="0.28pt solid #666666" fo:border-top="0.28pt solid #666666" fo:border-bottom="0.28pt solid #666666"/>
      <style:text-properties fo:font-size="11pt" style:font-size-asian="11pt" style:font-size-complex="11pt"/>
    </style:style>
    <style:style style:name="ce11" style:family="table-cell">
      <style:paragraph-properties fo:text-align="center" fo:border-left="0.28pt solid #666666" fo:border-right="0.28pt solid #666666" fo:border-top="0.28pt solid #666666" fo:border-bottom="none"/>
      <style:text-properties fo:font-size="11pt" style:font-size-asian="11pt" style:font-size-complex="11pt"/>
    </style:style>
    <style:style style:name="P1" style:family="paragraph">
      <style:paragraph-properties fo:text-align="center"/>
      <style:text-properties fo:font-size="11pt" style:font-size-asian="11pt" style:font-size-complex="11pt"/>
    </style:style>
    <style:style style:name="P2" style:family="paragraph">
      <style:text-properties fo:font-size="11pt" style:font-size-asian="11pt" style:font-size-complex="11p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xml:id="id2" draw:id="id2" draw:layer="layout" svg:width="3.319cm" svg:height="3.797cm" svg:x="16.368cm" svg:y="2.015cm">
          <table:table table:template-name="blue-gray" table:use-first-row-styles="true"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 text:style-name="P1">Battles</text:p>
              </table:table-cell>
              <table:covered-table-cell table:style-name="ce2"/>
            </table:table-row>
            <table:table-row table:style-name="ro1">
              <table:table-cell table:style-name="ce3">
                <text:p text:style-name="P2">PK</text:p>
              </table:table-cell>
              <table:table-cell table:style-name="ce4">
                <text:p text:style-name="P2">battleId</text:p>
              </table:table-cell>
            </table:table-row>
            <table:table-row table:style-name="ro1">
              <table:table-cell table:style-name="ce5"/>
              <table:table-cell table:style-name="ce4">
                <text:p text:style-name="P2">status</text:p>
              </table:table-cell>
            </table:table-row>
            <table:table-row table:style-name="ro1">
              <table:table-cell table:style-name="ce5"/>
              <table:table-cell table:style-name="ce4">
                <text:p text:style-name="P2">winner</text:p>
              </table:table-cell>
            </table:table-row>
            <table:table-row table:style-name="ro1">
              <table:table-cell table:style-name="ce5">
                <text:p text:style-name="P2">FK</text:p>
              </table:table-cell>
              <table:table-cell table:style-name="ce4">
                <text:p text:style-name="P2">pokemon1</text:p>
              </table:table-cell>
            </table:table-row>
            <table:table-row table:style-name="ro1">
              <table:table-cell table:style-name="ce6">
                <text:p text:style-name="P2">FK</text:p>
              </table:table-cell>
              <table:table-cell table:style-name="ce4">
                <text:p text:style-name="P2">pokemon2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xml:id="id1" draw:id="id1" draw:layer="layout" svg:width="3.633cm" svg:height="11.393cm" svg:x="10.29cm" svg:y="1.75cm">
          <table:table table:template-name="blue-gray" table:use-first-row-styles="true">
            <table:table-column table:style-name="co3"/>
            <table:table-column table:style-name="co4"/>
            <table:table-row table:style-name="ro2">
              <table:table-cell table:style-name="ce1" table:number-columns-spanned="2">
                <text:p text:style-name="P1">Pokemon</text:p>
              </table:table-cell>
              <table:covered-table-cell table:style-name="ce2"/>
            </table:table-row>
            <table:table-row table:style-name="ro1">
              <table:table-cell table:style-name="ce7">
                <text:p text:style-name="P2">PK</text:p>
              </table:table-cell>
              <table:table-cell table:style-name="ce4">
                <text:p text:style-name="P2">pokemonId</text:p>
              </table:table-cell>
            </table:table-row>
            <table:table-row table:style-name="ro1">
              <table:table-cell table:style-name="ce8"/>
              <table:table-cell table:style-name="ce4">
                <text:p text:style-name="P2">name</text:p>
              </table:table-cell>
            </table:table-row>
            <table:table-row table:style-name="ro1">
              <table:table-cell table:style-name="ce8"/>
              <table:table-cell table:style-name="ce4">
                <text:p text:style-name="P2">no</text:p>
              </table:table-cell>
            </table:table-row>
            <table:table-row table:style-name="ro1">
              <table:table-cell table:style-name="ce8"/>
              <table:table-cell table:style-name="ce4">
                <text:p text:style-name="P2">type</text:p>
              </table:table-cell>
            </table:table-row>
            <table:table-row table:style-name="ro1">
              <table:table-cell table:style-name="ce8"/>
              <table:table-cell table:style-name="ce4">
                <text:p text:style-name="P2">hp</text:p>
              </table:table-cell>
            </table:table-row>
            <table:table-row table:style-name="ro1">
              <table:table-cell table:style-name="ce8"/>
              <table:table-cell table:style-name="ce4">
                <text:p text:style-name="P2">atk</text:p>
              </table:table-cell>
            </table:table-row>
            <table:table-row table:style-name="ro1">
              <table:table-cell table:style-name="ce8"/>
              <table:table-cell table:style-name="ce4">
                <text:p text:style-name="P2">satk</text:p>
              </table:table-cell>
            </table:table-row>
            <table:table-row table:style-name="ro1">
              <table:table-cell table:style-name="ce8"/>
              <table:table-cell table:style-name="ce4">
                <text:p text:style-name="P2">def</text:p>
              </table:table-cell>
            </table:table-row>
            <table:table-row table:style-name="ro1">
              <table:table-cell table:style-name="ce8"/>
              <table:table-cell table:style-name="ce4">
                <text:p text:style-name="P2">sdef</text:p>
              </table:table-cell>
            </table:table-row>
            <table:table-row table:style-name="ro1">
              <table:table-cell table:style-name="ce8"/>
              <table:table-cell table:style-name="ce4">
                <text:p text:style-name="P2">spd</text:p>
              </table:table-cell>
            </table:table-row>
            <table:table-row table:style-name="ro1">
              <table:table-cell table:style-name="ce8"/>
              <table:table-cell table:style-name="ce4">
                <text:p text:style-name="P2">nature(?)</text:p>
              </table:table-cell>
            </table:table-row>
            <table:table-row table:style-name="ro1">
              <table:table-cell table:style-name="ce8"/>
              <table:table-cell table:style-name="ce4">
                <text:p text:style-name="P2">movePool</text:p>
              </table:table-cell>
            </table:table-row>
            <table:table-row table:style-name="ro1">
              <table:table-cell table:style-name="ce8">
                <text:p text:style-name="P2">FK</text:p>
              </table:table-cell>
              <table:table-cell table:style-name="ce4">
                <text:p text:style-name="P2">move_1</text:p>
              </table:table-cell>
            </table:table-row>
            <table:table-row table:style-name="ro1">
              <table:table-cell table:style-name="ce8">
                <text:p text:style-name="P2">FK</text:p>
              </table:table-cell>
              <table:table-cell table:style-name="ce4">
                <text:p text:style-name="P2">move_2</text:p>
              </table:table-cell>
            </table:table-row>
            <table:table-row table:style-name="ro1">
              <table:table-cell table:style-name="ce8">
                <text:p text:style-name="P2">FK</text:p>
              </table:table-cell>
              <table:table-cell table:style-name="ce4">
                <text:p text:style-name="P2">move_3</text:p>
              </table:table-cell>
            </table:table-row>
            <table:table-row table:style-name="ro1">
              <table:table-cell table:style-name="ce8">
                <text:p text:style-name="P2">FK</text:p>
              </table:table-cell>
              <table:table-cell table:style-name="ce4">
                <text:p text:style-name="P2">move_4</text:p>
              </table:table-cell>
            </table:table-row>
            <table:table-row table:style-name="ro1">
              <table:table-cell table:style-name="ce9"/>
              <table:table-cell table:style-name="ce10">
                <text:p text:style-name="P2">winLoss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xml:id="id3" draw:id="id3" draw:layer="layout" svg:width="4.464cm" svg:height="6.329cm" svg:x="4.891cm" svg:y="1.816cm">
          <table:table table:template-name="blue-gray" table:use-first-row-styles="true">
            <table:table-column table:style-name="co5"/>
            <table:table-column table:style-name="co6"/>
            <table:table-row table:style-name="ro1">
              <table:table-cell table:style-name="ce1" table:number-columns-spanned="2">
                <text:p text:style-name="P1">Moves</text:p>
              </table:table-cell>
              <table:covered-table-cell table:style-name="ce2"/>
            </table:table-row>
            <table:table-row table:style-name="ro1">
              <table:table-cell table:style-name="ce3">
                <text:p text:style-name="P2">PK</text:p>
              </table:table-cell>
              <table:table-cell table:style-name="ce4">
                <text:p text:style-name="P2">moveId</text:p>
              </table:table-cell>
            </table:table-row>
            <table:table-row table:style-name="ro1">
              <table:table-cell table:style-name="ce5"/>
              <table:table-cell table:style-name="ce4">
                <text:p text:style-name="P2">name</text:p>
              </table:table-cell>
            </table:table-row>
            <table:table-row table:style-name="ro1">
              <table:table-cell table:style-name="ce5"/>
              <table:table-cell table:style-name="ce4">
                <text:p text:style-name="P2">power</text:p>
              </table:table-cell>
            </table:table-row>
            <table:table-row table:style-name="ro1">
              <table:table-cell table:style-name="ce5"/>
              <table:table-cell table:style-name="ce4">
                <text:p text:style-name="P2">type</text:p>
              </table:table-cell>
            </table:table-row>
            <table:table-row table:style-name="ro1">
              <table:table-cell table:style-name="ce5"/>
              <table:table-cell table:style-name="ce4">
                <text:p text:style-name="P2">acc</text:p>
              </table:table-cell>
            </table:table-row>
            <table:table-row table:style-name="ro1">
              <table:table-cell table:style-name="ce5"/>
              <table:table-cell table:style-name="ce4">
                <text:p text:style-name="P2">pp</text:p>
              </table:table-cell>
            </table:table-row>
            <table:table-row table:style-name="ro1">
              <table:table-cell table:style-name="ce5"/>
              <table:table-cell table:style-name="ce4">
                <text:p text:style-name="P2">desc</text:p>
              </table:table-cell>
            </table:table-row>
            <table:table-row table:style-name="ro1">
              <table:table-cell table:style-name="ce5"/>
              <table:table-cell table:style-name="ce4"/>
            </table:table-row>
            <table:table-row table:style-name="ro1">
              <table:table-cell table:style-name="ce6"/>
              <table:table-cell table:style-name="ce4"/>
            </table:table-row>
          </table:table>
          <draw:image xlink:href="Pictures/TablePreview3.svm" xlink:type="simple" xlink:show="embed" xlink:actuate="onLoad"/>
        </draw:frame>
        <draw:frame draw:style-name="gr1" draw:layer="layout" svg:width="3.196cm" svg:height="3.596cm" svg:x="16.015cm" svg:y="7.239cm">
          <table:table table:template-name="blue-gray" table:use-first-row-styles="true">
            <table:table-column table:style-name="co7"/>
            <table:table-column table:style-name="co8"/>
            <table:table-row table:style-name="ro1">
              <table:table-cell table:style-name="ce11" table:number-columns-spanned="2">
                <text:p text:style-name="P1">Tracks</text:p>
              </table:table-cell>
              <table:covered-table-cell table:style-name="ce2"/>
            </table:table-row>
            <table:table-row table:style-name="ro3">
              <table:table-cell table:style-name="ce7">
                <text:p text:style-name="P2">PK</text:p>
              </table:table-cell>
              <table:table-cell table:style-name="ce10">
                <text:p text:style-name="P2">trackId</text:p>
              </table:table-cell>
            </table:table-row>
            <table:table-row table:style-name="ro1">
              <table:table-cell table:style-name="ce8"/>
              <table:table-cell table:style-name="ce10">
                <text:p text:style-name="P2">filename</text:p>
              </table:table-cell>
            </table:table-row>
            <table:table-row table:style-name="ro1">
              <table:table-cell table:style-name="ce8"/>
              <table:table-cell table:style-name="ce10">
                <text:p text:style-name="P2">filepath</text:p>
              </table:table-cell>
            </table:table-row>
            <table:table-row table:style-name="ro1">
              <table:table-cell table:style-name="ce9"/>
              <table:table-cell table:style-name="ce10"/>
            </table:table-row>
          </table:table>
          <draw:image xlink:href="Pictures/TablePreview4.svm" xlink:type="simple" xlink:show="embed" xlink:actuate="onLoad"/>
        </draw:frame>
        <draw:connector draw:style-name="gr2" draw:text-style-name="P1" draw:layer="layout" svg:x1="13.923cm" svg:y1="7.446cm" svg:x2="16.368cm" svg:y2="3.913cm" draw:start-shape="id1" draw:start-glue-point="1" draw:end-shape="id2" svg:d="M13923 7446h1221v-3533h1224" svg:viewBox="0 0 2446 3534">
          <text:p/>
        </draw:connector>
        <draw:connector draw:style-name="gr2" draw:text-style-name="P1" draw:layer="layout" svg:x1="9.355cm" svg:y1="4.98cm" svg:x2="10.29cm" svg:y2="7.446cm" draw:start-shape="id3" draw:start-glue-point="1" draw:end-shape="id1" draw:end-glue-point="3" svg:d="M9355 4980h466v2466h469" svg:viewBox="0 0 936 2467">
          <text:p/>
        </draw:connector>
        <draw:frame draw:style-name="gr1" xml:id="id4" draw:id="id4" draw:layer="layout" svg:width="3.319cm" svg:height="3.797cm" svg:x="6.162cm" svg:y="9.442cm">
          <table:table table:template-name="blue-gray" table:use-first-row-styles="true"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 text:style-name="P1">Leaderboard</text:p>
              </table:table-cell>
              <table:covered-table-cell table:style-name="ce2"/>
            </table:table-row>
            <table:table-row table:style-name="ro1">
              <table:table-cell table:style-name="ce3">
                <text:p text:style-name="P2">PK</text:p>
              </table:table-cell>
              <table:table-cell table:style-name="ce4">
                <text:p text:style-name="P2">Id</text:p>
              </table:table-cell>
            </table:table-row>
            <table:table-row table:style-name="ro1">
              <table:table-cell table:style-name="ce5">
                <text:p text:style-name="P2">FK</text:p>
              </table:table-cell>
              <table:table-cell table:style-name="ce4">
                <text:p text:style-name="P2">pokemonId</text:p>
              </table:table-cell>
            </table:table-row>
            <table:table-row table:style-name="ro1">
              <table:table-cell table:style-name="ce5"/>
              <table:table-cell table:style-name="ce4">
                <text:p text:style-name="P2">rank</text:p>
              </table:table-cell>
            </table:table-row>
            <table:table-row table:style-name="ro1">
              <table:table-cell table:style-name="ce5"/>
              <table:table-cell table:style-name="ce4">
                <text:p text:style-name="P2">winLoss</text:p>
              </table:table-cell>
            </table:table-row>
            <table:table-row table:style-name="ro1">
              <table:table-cell table:style-name="ce6"/>
              <table:table-cell table:style-name="ce4"/>
            </table:table-row>
          </table:table>
          <draw:image xlink:href="Pictures/TablePreview5.svm" xlink:type="simple" xlink:show="embed" xlink:actuate="onLoad"/>
        </draw:frame>
        <draw:connector draw:style-name="gr3" draw:text-style-name="P3" draw:layer="layout" svg:x1="12.106cm" svg:y1="13.143cm" svg:x2="7.821cm" svg:y2="13.239cm" draw:start-shape="id1" draw:start-glue-point="2" draw:end-shape="id4" svg:d="M12106 13143v624h-4285v-528" svg:viewBox="0 0 4286 62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-3000 3000 3000" svg:d="M1500 0l1500-2789v-211h-114l-1286 2392v-2392h-200v2392l-1286-2392h-114v211z"/>
    <draw:marker draw:name="Arrowheads_20_2" draw:display-name="Arrowheads 2" svg:viewBox="-19 -40 38 40" svg:d="M0 0h1v-40h-2v40zM1 0h-20v-2h20zM-1 0h20v-2h-20zM1-18h-20v-2h20zM-1-18h20v-2h-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style:style style:name="blue-title-with-border" style:family="table-cell" style:parent-style-name="default">
      <loext:graphic-properties draw:fill="solid" draw:fill-color="#5983b0"/>
      <style:paragraph-properties fo:border="0.28pt solid #666666"/>
      <style:text-properties fo:color="#ffffff" loext:opacity="100%"/>
    </style:style>
    <table:table-template table:name="blue-gray">
      <table:first-row table:style-name="blue-title-with-border"/>
      <table:last-row table:style-name="blue-title-with-border"/>
      <table:first-column table:style-name="blue-title-with-border"/>
      <table:last-column table:style-name="blue-title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23T14:36:57.498000000</meta:creation-date>
    <dc:date>2024-04-23T15:11:05.859000000</dc:date>
    <meta:editing-duration>PT34M9S</meta:editing-duration>
    <meta:editing-cycles>1</meta:editing-cycles>
    <meta:document-statistic meta:object-count="8"/>
    <meta:generator>LibreOffice/7.6.4.1$Windows_X86_64 LibreOffice_project/e19e193f88cd6c0525a17fb7a176ed8e6a3e2aa1</meta:generator>
  </office:meta>
</office:document-meta>
</file>